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1cm"/>
    </style:style>
    <style:style style:name="gr2" style:family="graphic" style:parent-style-name="standard">
      <style:graphic-properties draw:fill-color="#009900" draw:textarea-horizontal-align="justify" draw:textarea-vertical-align="middle" draw:auto-grow-height="false" fo:min-height="1.02cm" fo:min-width="4.58cm"/>
    </style:style>
    <style:style style:name="gr3" style:family="graphic" style:parent-style-name="standard">
      <style:graphic-properties draw:fill-color="#ff9900" draw:textarea-horizontal-align="justify" draw:textarea-vertical-align="middle" draw:auto-grow-height="false" fo:min-height="1.02cm" fo:min-width="4.58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4.5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1.02cm" fo:min-width="4.58cm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13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background-color="#3399ff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009900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9900"/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00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5" draw:id="id5" draw:layer="layout" svg:width="2.413cm" svg:height="2.384cm" svg:x="8.239cm" svg:y="6.842cm">
          <draw:text-box>
            <text:p text:style-name="P1">Main</text:p>
            <text:p text:style-name="P1">Stack</text:p>
            <text:p text:style-name="P1">Frame</text:p>
          </draw:text-box>
        </draw:frame>
        <draw:g>
          <draw:custom-shape draw:style-name="gr2" draw:text-style-name="P4" draw:layer="layout" svg:width="5.08cm" svg:height="1.27cm" svg:x="2.27cm" svg:y="2.27cm">
            <text:p text:style-name="P3"><text:span text:style-name="T1">Code: main(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xml:id="id2" draw:id="id2" draw:layer="layout" svg:width="5.08cm" svg:height="1.27cm" svg:x="2.27cm" svg:y="3.54cm">
            <text:p text:style-name="P3"><text:span text:style-name="T1">Static Storage: x = 10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xml:id="id6" draw:id="id6" draw:layer="layout" svg:width="5.08cm" svg:height="1.27cm" svg:x="2.27cm" svg:y="4.81cm">
            <text:p text:style-name="P1"><text:span text:style-name="T1">Parameters: void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5.08cm" svg:height="1.27cm" svg:x="2.27cm" svg:y="6.08cm">
            <text:p text:style-name="P6"><text:span text:style-name="T2">Return Address: </text:span></text:p>
            <text:p text:style-name="P6"><text:span text:style-name="T2">program exi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5.08cm" svg:height="1.27cm" svg:x="2.27cm" svg:y="7.35cm">
            <text:p text:style-name="P1"><text:span text:style-name="T1">Dynamic Link: void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xml:id="id1" draw:id="id1" draw:layer="layout" svg:width="5.08cm" svg:height="1.27cm" svg:x="2.27cm" svg:y="8.62cm">
            <text:p text:style-name="P1"><text:span text:style-name="T1">Static Link: global x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xml:id="id3" draw:id="id3" draw:layer="layout" svg:width="5.08cm" svg:height="1.27cm" svg:x="2.27cm" svg:y="9.89cm">
            <text:p text:style-name="P1"><text:span text:style-name="T1">Local Variables: void</text:span></text:p>
            <draw:enhanced-geometry svg:viewBox="0 0 21600 21600" draw:type="rectangle" draw:enhanced-path="M 0 0 L 21600 0 21600 21600 0 21600 0 0 Z N"/>
          </draw:custom-shape>
          <draw:connector draw:style-name="gr5" draw:text-style-name="P7" draw:layer="layout" svg:x1="2.27cm" svg:y1="9.255cm" svg:x2="2.27cm" svg:y2="4.175cm" draw:start-shape="id1" draw:start-glue-point="3" draw:end-shape="id2" draw:end-glue-point="3" svg:d="M2270 9255h-501v-5080h501" svg:viewBox="0 0 502 5081">
            <text:p/>
          </draw:connector>
          <draw:line draw:style-name="gr5" draw:text-style-name="P7" draw:layer="layout" svg:x1="3.54cm" svg:y1="11.16cm" svg:x2="3.54cm" svg:y2="12.303cm">
            <text:p/>
          </draw:line>
          <draw:line draw:style-name="gr5" draw:text-style-name="P7" draw:layer="layout" svg:x1="6.08cm" svg:y1="11.16cm" svg:x2="6.08cm" svg:y2="12.303cm">
            <text:p/>
          </draw:line>
          <draw:custom-shape draw:style-name="gr6" draw:text-style-name="P8" xml:id="id4" draw:id="id4" draw:layer="layout" svg:width="5.08cm" svg:height="1.27cm" svg:x="2.27cm" svg:y="14.97cm">
            <text:p text:style-name="P1"><text:span text:style-name="T1">Heap</text:span></text:p>
            <draw:enhanced-geometry svg:viewBox="0 0 21600 21600" draw:type="rectangle" draw:enhanced-path="M 0 0 L 21600 0 21600 21600 0 21600 0 0 Z N"/>
          </draw:custom-shape>
          <draw:line draw:style-name="gr5" draw:text-style-name="P7" draw:layer="layout" svg:x1="3.54cm" svg:y1="14.97cm" svg:x2="3.54cm" svg:y2="13.954cm">
            <text:p/>
          </draw:line>
          <draw:line draw:style-name="gr5" draw:text-style-name="P7" draw:layer="layout" svg:x1="6.08cm" svg:y1="14.97cm" svg:x2="6.08cm" svg:y2="13.954cm">
            <text:p/>
          </draw:line>
          <draw:connector draw:style-name="gr7" draw:text-style-name="P7" draw:layer="layout" draw:type="line" svg:x1="2.27cm" svg:y1="10.525cm" svg:x2="2.27cm" svg:y2="15.605cm" draw:start-shape="id3" draw:start-glue-point="3" draw:end-shape="id4" draw:end-glue-point="3" svg:d="M2270 10525v5080" svg:viewBox="0 0 1 5081">
            <text:p/>
          </draw:connector>
          <draw:connector draw:style-name="gr7" draw:text-style-name="P7" draw:layer="layout" draw:type="line" svg:x1="7.35cm" svg:y1="10.398cm" svg:x2="7.35cm" svg:y2="15.478cm" svg:d="M7350 10398v5080" svg:viewBox="0 0 1 5081">
            <text:p/>
          </draw:connector>
          <draw:connector draw:style-name="gr5" draw:text-style-name="P7" draw:layer="layout" svg:x1="9.445cm" svg:y1="6.842cm" svg:x2="7.35cm" svg:y2="5.445cm" draw:start-shape="id5" draw:start-glue-point="0" draw:end-shape="id6" svg:d="M9445 6842v-1397h-2095" svg:viewBox="0 0 2096 1398">
            <text:p/>
          </draw:connector>
          <draw:connector draw:style-name="gr5" draw:text-style-name="P7" draw:layer="layout" svg:x1="9.445cm" svg:y1="9.226cm" svg:x2="7.35cm" svg:y2="10.525cm" draw:start-shape="id5" draw:start-glue-point="2" draw:end-shape="id3" svg:d="M9445 9226v1299h-2095" svg:viewBox="0 0 2096 1300">
            <text:p/>
          </draw:connector>
        </draw:g>
        <draw:g>
          <draw:custom-shape draw:style-name="gr2" draw:text-style-name="P4" draw:layer="layout" svg:width="5.08cm" svg:height="1.27cm" svg:x="11.788cm" svg:y="2.27cm">
            <text:p text:style-name="P3"><text:span text:style-name="T1">Code: main(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xml:id="id8" draw:id="id8" draw:layer="layout" svg:width="5.08cm" svg:height="1.27cm" svg:x="11.788cm" svg:y="3.54cm">
            <text:p text:style-name="P3"><text:span text:style-name="T1">Static Storage: x = 10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xml:id="id12" draw:id="id12" draw:layer="layout" svg:width="5.08cm" svg:height="1.27cm" svg:x="11.788cm" svg:y="4.81cm">
            <text:p text:style-name="P1"><text:span text:style-name="T1">Parameters: void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5.08cm" svg:height="1.27cm" svg:x="11.788cm" svg:y="6.08cm">
            <text:p text:style-name="P6"><text:span text:style-name="T2">Return Address: </text:span></text:p>
            <text:p text:style-name="P6"><text:span text:style-name="T2">program exi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5.08cm" svg:height="1.27cm" svg:x="11.788cm" svg:y="7.35cm">
            <text:p text:style-name="P1"><text:span text:style-name="T1">Dynamic Link: void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xml:id="id7" draw:id="id7" draw:layer="layout" svg:width="5.08cm" svg:height="1.27cm" svg:x="11.788cm" svg:y="8.62cm">
            <text:p text:style-name="P1"><text:span text:style-name="T1">Static Link: global x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xml:id="id9" draw:id="id9" draw:layer="layout" svg:width="5.08cm" svg:height="1.27cm" svg:x="11.788cm" svg:y="9.89cm">
            <text:p text:style-name="P1"><text:span text:style-name="T1">Local Variables:</text:span></text:p>
            <text:p text:style-name="P1"><text:span text:style-name="T1">x=0 y=0 z=0</text:span></text:p>
            <draw:enhanced-geometry svg:viewBox="0 0 21600 21600" draw:type="rectangle" draw:enhanced-path="M 0 0 L 21600 0 21600 21600 0 21600 0 0 Z N"/>
          </draw:custom-shape>
          <draw:connector draw:style-name="gr5" draw:text-style-name="P7" draw:layer="layout" svg:x1="11.788cm" svg:y1="9.255cm" svg:x2="11.788cm" svg:y2="4.175cm" draw:start-shape="id7" draw:start-glue-point="3" draw:end-shape="id8" draw:end-glue-point="3" svg:d="M11788 9255h-501v-5080h501" svg:viewBox="0 0 502 5081">
            <text:p/>
          </draw:connector>
          <draw:line draw:style-name="gr5" draw:text-style-name="P7" draw:layer="layout" svg:x1="13.058cm" svg:y1="11.16cm" svg:x2="13.058cm" svg:y2="12.303cm">
            <text:p/>
          </draw:line>
          <draw:line draw:style-name="gr5" draw:text-style-name="P7" draw:layer="layout" svg:x1="15.598cm" svg:y1="11.16cm" svg:x2="15.598cm" svg:y2="12.303cm">
            <text:p/>
          </draw:line>
          <draw:custom-shape draw:style-name="gr6" draw:text-style-name="P8" xml:id="id10" draw:id="id10" draw:layer="layout" svg:width="5.08cm" svg:height="1.27cm" svg:x="11.788cm" svg:y="14.97cm">
            <text:p text:style-name="P1"><text:span text:style-name="T1">Heap</text:span></text:p>
            <draw:enhanced-geometry svg:viewBox="0 0 21600 21600" draw:type="rectangle" draw:enhanced-path="M 0 0 L 21600 0 21600 21600 0 21600 0 0 Z N"/>
          </draw:custom-shape>
          <draw:line draw:style-name="gr5" draw:text-style-name="P7" draw:layer="layout" svg:x1="13.058cm" svg:y1="14.97cm" svg:x2="13.058cm" svg:y2="13.954cm">
            <text:p/>
          </draw:line>
          <draw:line draw:style-name="gr5" draw:text-style-name="P7" draw:layer="layout" svg:x1="15.598cm" svg:y1="14.97cm" svg:x2="15.598cm" svg:y2="13.954cm">
            <text:p/>
          </draw:line>
          <draw:connector draw:style-name="gr7" draw:text-style-name="P7" draw:layer="layout" draw:type="line" svg:x1="11.788cm" svg:y1="10.525cm" svg:x2="11.788cm" svg:y2="15.605cm" draw:start-shape="id9" draw:start-glue-point="3" draw:end-shape="id10" draw:end-glue-point="3" svg:d="M11788 10525v5080" svg:viewBox="0 0 1 5081">
            <text:p/>
          </draw:connector>
          <draw:connector draw:style-name="gr7" draw:text-style-name="P7" draw:layer="layout" draw:type="line" svg:x1="16.868cm" svg:y1="10.398cm" svg:x2="16.868cm" svg:y2="15.478cm" svg:d="M16868 10398v5080" svg:viewBox="0 0 1 5081">
            <text:p/>
          </draw:connector>
          <draw:frame draw:style-name="gr1" draw:text-style-name="P2" xml:id="id11" draw:id="id11" draw:layer="layout" svg:width="2.413cm" svg:height="2.384cm" svg:x="17.757cm" svg:y="6.842cm">
            <draw:text-box>
              <text:p text:style-name="P1">Main</text:p>
              <text:p text:style-name="P1">Stack</text:p>
              <text:p text:style-name="P1">Frame</text:p>
            </draw:text-box>
          </draw:frame>
          <draw:connector draw:style-name="gr5" draw:text-style-name="P7" draw:layer="layout" svg:x1="18.963cm" svg:y1="6.842cm" svg:x2="16.868cm" svg:y2="5.445cm" draw:start-shape="id11" draw:start-glue-point="0" draw:end-shape="id12" svg:d="M18963 6842v-1397h-2095" svg:viewBox="0 0 2096 1398">
            <text:p/>
          </draw:connector>
          <draw:connector draw:style-name="gr5" draw:text-style-name="P7" draw:layer="layout" svg:x1="18.963cm" svg:y1="9.226cm" svg:x2="16.868cm" svg:y2="10.525cm" draw:start-shape="id11" draw:start-glue-point="2" draw:end-shape="id9" svg:d="M18963 9226v1299h-2095" svg:viewBox="0 0 2096 1300">
            <text:p/>
          </draw:connector>
        </draw:g>
      </draw:page>
      <draw:page draw:name="page2" draw:style-name="dp1" draw:master-page-name="Default">
        <draw:g>
          <draw:frame draw:style-name="gr1" draw:text-style-name="P2" xml:id="id17" draw:id="id17" draw:layer="layout" svg:width="2.413cm" svg:height="2.384cm" svg:x="8.493cm" svg:y="12.43cm">
            <draw:text-box>
              <text:p text:style-name="P1">Main</text:p>
              <text:p text:style-name="P1">Stack</text:p>
              <text:p text:style-name="P1">Frame</text:p>
            </draw:text-box>
          </draw:frame>
          <draw:g>
            <draw:custom-shape draw:style-name="gr2" draw:text-style-name="P4" draw:layer="layout" svg:width="5.08cm" svg:height="1.27cm" svg:x="2.524cm" svg:y="7.858cm">
              <text:p text:style-name="P3"><text:span text:style-name="T1">Code: main()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5" xml:id="id14" draw:id="id14" draw:layer="layout" svg:width="5.08cm" svg:height="1.27cm" svg:x="2.524cm" svg:y="9.128cm">
              <text:p text:style-name="P3"><text:span text:style-name="T1">Static Storage: x = 10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3" xml:id="id18" draw:id="id18" draw:layer="layout" svg:width="5.08cm" svg:height="1.27cm" svg:x="2.524cm" svg:y="10.398cm">
              <text:p text:style-name="P1"><text:span text:style-name="T1">Parameters: void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6" draw:layer="layout" svg:width="5.08cm" svg:height="1.27cm" svg:x="2.524cm" svg:y="11.668cm">
              <text:p text:style-name="P6"><text:span text:style-name="T2">Return Address: </text:span></text:p>
              <text:p text:style-name="P6"><text:span text:style-name="T2">program exit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5.08cm" svg:height="1.27cm" svg:x="2.524cm" svg:y="12.938cm">
              <text:p text:style-name="P1"><text:span text:style-name="T1">Dynamic Link: void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3" xml:id="id13" draw:id="id13" draw:layer="layout" svg:width="5.08cm" svg:height="1.27cm" svg:x="2.524cm" svg:y="14.208cm">
              <text:p text:style-name="P1"><text:span text:style-name="T1">Static Link: global x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3" xml:id="id15" draw:id="id15" draw:layer="layout" svg:width="5.08cm" svg:height="1.27cm" svg:x="2.524cm" svg:y="15.478cm">
              <text:p text:style-name="P1"><text:span text:style-name="T1">Local Variables:</text:span></text:p>
              <text:p text:style-name="P1"><text:span text:style-name="T1">x=1 y=0 z=0</text:span></text:p>
              <draw:enhanced-geometry svg:viewBox="0 0 21600 21600" draw:type="rectangle" draw:enhanced-path="M 0 0 L 21600 0 21600 21600 0 21600 0 0 Z N"/>
            </draw:custom-shape>
            <draw:connector draw:style-name="gr5" draw:text-style-name="P7" draw:layer="layout" svg:x1="2.524cm" svg:y1="14.843cm" svg:x2="2.524cm" svg:y2="9.763cm" draw:start-shape="id13" draw:start-glue-point="3" draw:end-shape="id14" draw:end-glue-point="3" svg:d="M2524 14843h-501v-5080h501" svg:viewBox="0 0 502 5081">
              <text:p/>
            </draw:connector>
            <draw:line draw:style-name="gr5" draw:text-style-name="P7" draw:layer="layout" svg:x1="3.794cm" svg:y1="16.748cm" svg:x2="3.794cm" svg:y2="17.891cm">
              <text:p/>
            </draw:line>
            <draw:line draw:style-name="gr5" draw:text-style-name="P7" draw:layer="layout" svg:x1="6.334cm" svg:y1="16.748cm" svg:x2="6.334cm" svg:y2="17.891cm">
              <text:p/>
            </draw:line>
            <draw:custom-shape draw:style-name="gr6" draw:text-style-name="P8" xml:id="id16" draw:id="id16" draw:layer="layout" svg:width="5.08cm" svg:height="1.27cm" svg:x="2.524cm" svg:y="20.558cm">
              <text:p text:style-name="P1"><text:span text:style-name="T1">Heap</text:span></text:p>
              <draw:enhanced-geometry svg:viewBox="0 0 21600 21600" draw:type="rectangle" draw:enhanced-path="M 0 0 L 21600 0 21600 21600 0 21600 0 0 Z N"/>
            </draw:custom-shape>
            <draw:line draw:style-name="gr5" draw:text-style-name="P7" draw:layer="layout" svg:x1="3.794cm" svg:y1="20.558cm" svg:x2="3.794cm" svg:y2="19.542cm">
              <text:p/>
            </draw:line>
            <draw:line draw:style-name="gr5" draw:text-style-name="P7" draw:layer="layout" svg:x1="6.334cm" svg:y1="20.558cm" svg:x2="6.334cm" svg:y2="19.542cm">
              <text:p/>
            </draw:line>
            <draw:connector draw:style-name="gr7" draw:text-style-name="P7" draw:layer="layout" draw:type="line" svg:x1="2.524cm" svg:y1="16.113cm" svg:x2="2.524cm" svg:y2="21.193cm" draw:start-shape="id15" draw:start-glue-point="3" draw:end-shape="id16" draw:end-glue-point="3" svg:d="M2524 16113v5080" svg:viewBox="0 0 1 5081">
              <text:p/>
            </draw:connector>
            <draw:connector draw:style-name="gr7" draw:text-style-name="P7" draw:layer="layout" draw:type="line" svg:x1="7.604cm" svg:y1="15.986cm" svg:x2="7.604cm" svg:y2="21.066cm" svg:d="M7604 15986v5080" svg:viewBox="0 0 1 5081">
              <text:p/>
            </draw:connector>
            <draw:connector draw:style-name="gr5" draw:text-style-name="P7" draw:layer="layout" svg:x1="9.699cm" svg:y1="12.43cm" svg:x2="7.604cm" svg:y2="11.033cm" draw:start-shape="id17" draw:start-glue-point="0" draw:end-shape="id18" svg:d="M9699 12430v-1397h-2095" svg:viewBox="0 0 2096 1398">
              <text:p/>
            </draw:connector>
            <draw:connector draw:style-name="gr5" draw:text-style-name="P7" draw:layer="layout" svg:x1="9.699cm" svg:y1="14.814cm" svg:x2="7.604cm" svg:y2="16.113cm" draw:start-shape="id17" draw:start-glue-point="2" draw:end-shape="id15" svg:d="M9699 14814v1299h-2095" svg:viewBox="0 0 2096 1300">
              <text:p/>
            </draw:connector>
          </draw:g>
        </draw:g>
        <draw:g>
          <draw:frame draw:style-name="gr1" draw:text-style-name="P2" xml:id="id23" draw:id="id23" draw:layer="layout" svg:width="2.413cm" svg:height="2.384cm" svg:x="18.018cm" svg:y="12.43cm">
            <draw:text-box>
              <text:p text:style-name="P1">Main</text:p>
              <text:p text:style-name="P1">Stack</text:p>
              <text:p text:style-name="P1">Frame</text:p>
            </draw:text-box>
          </draw:frame>
          <draw:g>
            <draw:custom-shape draw:style-name="gr2" draw:text-style-name="P4" draw:layer="layout" svg:width="5.08cm" svg:height="1.27cm" svg:x="12.049cm" svg:y="7.858cm">
              <text:p text:style-name="P3"><text:span text:style-name="T1">Code: main()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5" xml:id="id20" draw:id="id20" draw:layer="layout" svg:width="5.08cm" svg:height="1.27cm" svg:x="12.049cm" svg:y="9.128cm">
              <text:p text:style-name="P3"><text:span text:style-name="T1">Static Storage: x = 10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3" xml:id="id24" draw:id="id24" draw:layer="layout" svg:width="5.08cm" svg:height="1.27cm" svg:x="12.049cm" svg:y="10.398cm">
              <text:p text:style-name="P1"><text:span text:style-name="T1">Parameters: void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6" draw:layer="layout" svg:width="5.08cm" svg:height="1.27cm" svg:x="12.049cm" svg:y="11.668cm">
              <text:p text:style-name="P6"><text:span text:style-name="T2">Return Address: </text:span></text:p>
              <text:p text:style-name="P6"><text:span text:style-name="T2">program exit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5.08cm" svg:height="1.27cm" svg:x="12.049cm" svg:y="12.938cm">
              <text:p text:style-name="P1"><text:span text:style-name="T1">Dynamic Link: void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3" xml:id="id19" draw:id="id19" draw:layer="layout" svg:width="5.08cm" svg:height="1.27cm" svg:x="12.049cm" svg:y="14.208cm">
              <text:p text:style-name="P1"><text:span text:style-name="T1">Static Link: global x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3" xml:id="id21" draw:id="id21" draw:layer="layout" svg:width="5.08cm" svg:height="1.27cm" svg:x="12.049cm" svg:y="15.478cm">
              <text:p text:style-name="P1"><text:span text:style-name="T1">Local Variables:</text:span></text:p>
              <text:p text:style-name="P1"><text:span text:style-name="T1">x=1 y=2 z=0</text:span></text:p>
              <draw:enhanced-geometry svg:viewBox="0 0 21600 21600" draw:type="rectangle" draw:enhanced-path="M 0 0 L 21600 0 21600 21600 0 21600 0 0 Z N"/>
            </draw:custom-shape>
            <draw:connector draw:style-name="gr5" draw:text-style-name="P7" draw:layer="layout" svg:x1="12.049cm" svg:y1="14.843cm" svg:x2="12.049cm" svg:y2="9.763cm" draw:start-shape="id19" draw:start-glue-point="3" draw:end-shape="id20" draw:end-glue-point="3" svg:d="M12049 14843h-501v-5080h501" svg:viewBox="0 0 502 5081">
              <text:p/>
            </draw:connector>
            <draw:line draw:style-name="gr5" draw:text-style-name="P7" draw:layer="layout" svg:x1="13.319cm" svg:y1="16.748cm" svg:x2="13.319cm" svg:y2="17.891cm">
              <text:p/>
            </draw:line>
            <draw:line draw:style-name="gr5" draw:text-style-name="P7" draw:layer="layout" svg:x1="15.859cm" svg:y1="16.748cm" svg:x2="15.859cm" svg:y2="17.891cm">
              <text:p/>
            </draw:line>
            <draw:custom-shape draw:style-name="gr6" draw:text-style-name="P8" xml:id="id22" draw:id="id22" draw:layer="layout" svg:width="5.08cm" svg:height="1.27cm" svg:x="12.049cm" svg:y="20.558cm">
              <text:p text:style-name="P1"><text:span text:style-name="T1">Heap</text:span></text:p>
              <draw:enhanced-geometry svg:viewBox="0 0 21600 21600" draw:type="rectangle" draw:enhanced-path="M 0 0 L 21600 0 21600 21600 0 21600 0 0 Z N"/>
            </draw:custom-shape>
            <draw:line draw:style-name="gr5" draw:text-style-name="P7" draw:layer="layout" svg:x1="13.319cm" svg:y1="20.558cm" svg:x2="13.319cm" svg:y2="19.542cm">
              <text:p/>
            </draw:line>
            <draw:line draw:style-name="gr5" draw:text-style-name="P7" draw:layer="layout" svg:x1="15.859cm" svg:y1="20.558cm" svg:x2="15.859cm" svg:y2="19.542cm">
              <text:p/>
            </draw:line>
            <draw:connector draw:style-name="gr7" draw:text-style-name="P7" draw:layer="layout" draw:type="line" svg:x1="12.049cm" svg:y1="16.113cm" svg:x2="12.049cm" svg:y2="21.193cm" draw:start-shape="id21" draw:start-glue-point="3" draw:end-shape="id22" draw:end-glue-point="3" svg:d="M12049 16113v5080" svg:viewBox="0 0 1 5081">
              <text:p/>
            </draw:connector>
            <draw:connector draw:style-name="gr7" draw:text-style-name="P7" draw:layer="layout" draw:type="line" svg:x1="17.129cm" svg:y1="15.986cm" svg:x2="17.129cm" svg:y2="21.066cm" svg:d="M17129 15986v5080" svg:viewBox="0 0 1 5081">
              <text:p/>
            </draw:connector>
            <draw:connector draw:style-name="gr5" draw:text-style-name="P7" draw:layer="layout" svg:x1="19.224cm" svg:y1="12.43cm" svg:x2="17.129cm" svg:y2="11.033cm" draw:start-shape="id23" draw:start-glue-point="0" draw:end-shape="id24" svg:d="M19224 12430v-1397h-2095" svg:viewBox="0 0 2096 1398">
              <text:p/>
            </draw:connector>
            <draw:connector draw:style-name="gr5" draw:text-style-name="P7" draw:layer="layout" svg:x1="19.224cm" svg:y1="14.814cm" svg:x2="17.129cm" svg:y2="16.113cm" draw:start-shape="id23" draw:start-glue-point="2" draw:end-shape="id21" svg:d="M19224 14814v1299h-2095" svg:viewBox="0 0 2096 1300">
              <text:p/>
            </draw:connector>
          </draw:g>
        </draw:g>
      </draw:page>
      <draw:page draw:name="page3" draw:style-name="dp1" draw:master-page-name="Default">
        <draw:g>
          <draw:frame draw:style-name="gr8" draw:text-style-name="P2" xml:id="id29" draw:id="id29" draw:layer="layout" svg:width="2.413cm" svg:height="2.384cm" svg:x="8.613cm" svg:y="7.477cm">
            <draw:text-box>
              <text:p text:style-name="P1">Main</text:p>
              <text:p text:style-name="P1">Stack</text:p>
              <text:p text:style-name="P1">Frame</text:p>
            </draw:text-box>
          </draw:frame>
          <draw:g>
            <draw:custom-shape draw:style-name="gr2" draw:text-style-name="P4" draw:layer="layout" svg:width="5.08cm" svg:height="1.27cm" svg:x="2.644cm" svg:y="2.905cm">
              <text:p text:style-name="P3"><text:span text:style-name="T1">Code: main(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5" xml:id="id26" draw:id="id26" draw:layer="layout" svg:width="5.08cm" svg:height="1.27cm" svg:x="2.644cm" svg:y="4.175cm">
              <text:p text:style-name="P3"><text:span text:style-name="T1">Static Storage: x = 10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xml:id="id30" draw:id="id30" draw:layer="layout" svg:width="5.08cm" svg:height="1.27cm" svg:x="2.644cm" svg:y="5.445cm">
              <text:p text:style-name="P1"><text:span text:style-name="T1">Parameters: voi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6" draw:layer="layout" svg:width="5.08cm" svg:height="1.27cm" svg:x="2.644cm" svg:y="6.715cm">
              <text:p text:style-name="P6"><text:span text:style-name="T2">Return Address: </text:span></text:p>
              <text:p text:style-name="P6"><text:span text:style-name="T2">program ex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5.08cm" svg:height="1.27cm" svg:x="2.644cm" svg:y="7.985cm">
              <text:p text:style-name="P1"><text:span text:style-name="T1">Dynamic Link: voi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xml:id="id25" draw:id="id25" draw:layer="layout" svg:width="5.08cm" svg:height="1.27cm" svg:x="2.644cm" svg:y="9.255cm">
              <text:p text:style-name="P1"><text:span text:style-name="T1">Static Link: global 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xml:id="id27" draw:id="id27" draw:layer="layout" svg:width="5.08cm" svg:height="1.27cm" svg:x="2.644cm" svg:y="10.525cm">
              <text:p text:style-name="P1"><text:span text:style-name="T1">Local Variables:</text:span></text:p>
              <text:p text:style-name="P1"><text:span text:style-name="T1">x=1 y=2 z=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5" draw:text-style-name="P7" draw:layer="layout" svg:x1="2.644cm" svg:y1="9.89cm" svg:x2="2.644cm" svg:y2="4.81cm" draw:start-shape="id25" draw:start-glue-point="3" draw:end-shape="id26" draw:end-glue-point="3" svg:d="M2644 9890h-501v-5080h501" svg:viewBox="0 0 502 5081">
              <text:p/>
            </draw:connector>
            <draw:line draw:style-name="gr5" draw:text-style-name="P7" draw:layer="layout" svg:x1="3.914cm" svg:y1="11.795cm" svg:x2="3.914cm" svg:y2="12.938cm">
              <text:p/>
            </draw:line>
            <draw:line draw:style-name="gr5" draw:text-style-name="P7" draw:layer="layout" svg:x1="6.454cm" svg:y1="11.795cm" svg:x2="6.454cm" svg:y2="12.938cm">
              <text:p/>
            </draw:line>
            <draw:custom-shape draw:style-name="gr6" draw:text-style-name="P8" xml:id="id28" draw:id="id28" draw:layer="layout" svg:width="5.08cm" svg:height="1.27cm" svg:x="2.644cm" svg:y="15.605cm">
              <text:p text:style-name="P1"><text:span text:style-name="T1">Hea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7" draw:layer="layout" svg:x1="3.914cm" svg:y1="15.605cm" svg:x2="3.914cm" svg:y2="14.589cm">
              <text:p/>
            </draw:line>
            <draw:line draw:style-name="gr5" draw:text-style-name="P7" draw:layer="layout" svg:x1="6.454cm" svg:y1="15.605cm" svg:x2="6.454cm" svg:y2="14.589cm">
              <text:p/>
            </draw:line>
            <draw:connector draw:style-name="gr7" draw:text-style-name="P7" draw:layer="layout" draw:type="line" svg:x1="2.644cm" svg:y1="11.16cm" svg:x2="2.644cm" svg:y2="16.24cm" draw:start-shape="id27" draw:start-glue-point="3" draw:end-shape="id28" draw:end-glue-point="3" svg:d="M2644 11160v5080" svg:viewBox="0 0 1 5081">
              <text:p/>
            </draw:connector>
            <draw:connector draw:style-name="gr7" draw:text-style-name="P7" draw:layer="layout" draw:type="line" svg:x1="7.724cm" svg:y1="11.033cm" svg:x2="7.724cm" svg:y2="16.113cm" svg:d="M7724 11033v5080" svg:viewBox="0 0 1 5081">
              <text:p/>
            </draw:connector>
            <draw:connector draw:style-name="gr5" draw:text-style-name="P7" draw:layer="layout" svg:x1="9.819cm" svg:y1="7.477cm" svg:x2="7.724cm" svg:y2="6.08cm" draw:start-shape="id29" draw:start-glue-point="0" draw:end-shape="id30" svg:d="M9819 7477v-1397h-2095" svg:viewBox="0 0 2096 1398">
              <text:p/>
            </draw:connector>
            <draw:connector draw:style-name="gr5" draw:text-style-name="P7" draw:layer="layout" svg:x1="9.819cm" svg:y1="9.861cm" svg:x2="7.724cm" svg:y2="11.16cm" draw:start-shape="id29" draw:start-glue-point="2" draw:end-shape="id27" svg:d="M9819 9861v1299h-2095" svg:viewBox="0 0 2096 1300">
              <text:p/>
            </draw:connector>
          </draw:g>
        </draw:g>
        <draw:g>
          <draw:frame draw:style-name="gr8" draw:text-style-name="P2" xml:id="id35" draw:id="id35" draw:layer="layout" svg:width="2.413cm" svg:height="2.384cm" svg:x="17.256cm" svg:y="15.986cm">
            <draw:text-box>
              <text:p text:style-name="P1">Main</text:p>
              <text:p text:style-name="P1">Stack</text:p>
              <text:p text:style-name="P1">Frame</text:p>
            </draw:text-box>
          </draw:frame>
          <draw:g>
            <draw:custom-shape draw:style-name="gr2" draw:text-style-name="P4" draw:layer="layout" svg:width="5.08cm" svg:height="1.27cm" svg:x="11.287cm" svg:y="11.414cm">
              <text:p text:style-name="P3"><text:span text:style-name="T1">Code: main(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5" xml:id="id32" draw:id="id32" draw:layer="layout" svg:width="5.08cm" svg:height="1.27cm" svg:x="11.287cm" svg:y="12.684cm">
              <text:p text:style-name="P3"><text:span text:style-name="T1">Static Storage: x = 10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xml:id="id36" draw:id="id36" draw:layer="layout" svg:width="5.08cm" svg:height="1.27cm" svg:x="11.287cm" svg:y="13.954cm">
              <text:p text:style-name="P1"><text:span text:style-name="T1">Parameters: voi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6" draw:layer="layout" svg:width="5.08cm" svg:height="1.27cm" svg:x="11.287cm" svg:y="15.224cm">
              <text:p text:style-name="P6"><text:span text:style-name="T2">Return Address: </text:span></text:p>
              <text:p text:style-name="P6"><text:span text:style-name="T2">program exit, value=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5.08cm" svg:height="1.27cm" svg:x="11.287cm" svg:y="16.494cm">
              <text:p text:style-name="P1"><text:span text:style-name="T1">Dynamic Link: voi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xml:id="id31" draw:id="id31" draw:layer="layout" svg:width="5.08cm" svg:height="1.27cm" svg:x="11.287cm" svg:y="17.764cm">
              <text:p text:style-name="P1"><text:span text:style-name="T1">Static Link: global 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xml:id="id33" draw:id="id33" draw:layer="layout" svg:width="5.08cm" svg:height="1.27cm" svg:x="11.287cm" svg:y="19.034cm">
              <text:p text:style-name="P1"><text:span text:style-name="T1">Local Variables:</text:span></text:p>
              <text:p text:style-name="P1"><text:span text:style-name="T1">x=1 y=2 z=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5" draw:text-style-name="P7" draw:layer="layout" svg:x1="11.287cm" svg:y1="18.399cm" svg:x2="11.287cm" svg:y2="13.319cm" draw:start-shape="id31" draw:start-glue-point="3" draw:end-shape="id32" draw:end-glue-point="3" svg:d="M11287 18399h-501v-5080h501" svg:viewBox="0 0 502 5081">
              <text:p/>
            </draw:connector>
            <draw:line draw:style-name="gr5" draw:text-style-name="P7" draw:layer="layout" svg:x1="12.557cm" svg:y1="20.304cm" svg:x2="12.557cm" svg:y2="21.447cm">
              <text:p/>
            </draw:line>
            <draw:line draw:style-name="gr5" draw:text-style-name="P7" draw:layer="layout" svg:x1="15.097cm" svg:y1="20.304cm" svg:x2="15.097cm" svg:y2="21.447cm">
              <text:p/>
            </draw:line>
            <draw:custom-shape draw:style-name="gr6" draw:text-style-name="P8" xml:id="id34" draw:id="id34" draw:layer="layout" svg:width="5.08cm" svg:height="1.27cm" svg:x="11.287cm" svg:y="24.114cm">
              <text:p text:style-name="P1"><text:span text:style-name="T1">Hea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7" draw:layer="layout" svg:x1="12.557cm" svg:y1="24.114cm" svg:x2="12.557cm" svg:y2="23.098cm">
              <text:p/>
            </draw:line>
            <draw:line draw:style-name="gr5" draw:text-style-name="P7" draw:layer="layout" svg:x1="15.097cm" svg:y1="24.114cm" svg:x2="15.097cm" svg:y2="23.098cm">
              <text:p/>
            </draw:line>
            <draw:connector draw:style-name="gr7" draw:text-style-name="P7" draw:layer="layout" draw:type="line" svg:x1="11.287cm" svg:y1="19.669cm" svg:x2="11.287cm" svg:y2="24.749cm" draw:start-shape="id33" draw:start-glue-point="3" draw:end-shape="id34" draw:end-glue-point="3" svg:d="M11287 19669v5080" svg:viewBox="0 0 1 5081">
              <text:p/>
            </draw:connector>
            <draw:connector draw:style-name="gr7" draw:text-style-name="P7" draw:layer="layout" draw:type="line" svg:x1="16.367cm" svg:y1="19.542cm" svg:x2="16.367cm" svg:y2="24.622cm" svg:d="M16367 19542v5080" svg:viewBox="0 0 1 5081">
              <text:p/>
            </draw:connector>
            <draw:connector draw:style-name="gr5" draw:text-style-name="P7" draw:layer="layout" svg:x1="18.462cm" svg:y1="15.986cm" svg:x2="16.367cm" svg:y2="14.589cm" draw:start-shape="id35" draw:start-glue-point="0" draw:end-shape="id36" svg:d="M18462 15986v-1397h-2095" svg:viewBox="0 0 2096 1398">
              <text:p/>
            </draw:connector>
            <draw:connector draw:style-name="gr5" draw:text-style-name="P7" draw:layer="layout" svg:x1="18.462cm" svg:y1="18.37cm" svg:x2="16.367cm" svg:y2="19.669cm" draw:start-shape="id35" draw:start-glue-point="2" draw:end-shape="id33" svg:d="M18462 18370v1299h-2095" svg:viewBox="0 0 2096 1300">
              <text:p/>
            </draw:connector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17:48:28.827000000</meta:creation-date>
    <dc:date>2017-06-21T18:25:55.991000000</dc:date>
    <meta:editing-duration>PT37M3S</meta:editing-duration>
    <meta:editing-cycles>6</meta:editing-cycles>
    <meta:generator>LibreOffice/5.2.0.4$Windows_X86_64 LibreOffice_project/066b007f5ebcc236395c7d282ba488bca6720265</meta:generator>
    <meta:document-statistic meta:object-count="118"/>
  </office:meta>
</office:document-meta>
</file>